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Verdana" svg:font-family="Verdana"/>
    <style:font-face style:name="Courier" svg:font-family="Courier" style:font-family-generic="modern" style:font-pitch="fixed"/>
    <style:font-face style:name="Monaco" svg:font-family="Monaco"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style:font-name="Courier"/>
    </style:style>
    <style:style style:name="T6" style:family="text">
      <style:text-properties style:font-name="Courier" fo:font-style="normal" style:font-style-asian="normal" style:font-style-complex="normal"/>
    </style:style>
    <style:style style:name="T7" style:family="text">
      <style:text-properties style:text-position="sub 58%" style:font-name="Courie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Design of Loops in Ginger and Java</text:p>
      <text:h text:style-name="Heading_20_1" text:outline-level="1">Overview</text:h>
      <text:p text:style-name="Standard">One of the distinctive features of Ginger is its simple and uniform loop syntax. In this essay we highlight this feature by comparing with Java. In doing so, it should become apparent to the reader just what itches this particular design is intended to scratch.</text:p>
      <text:p text:style-name="Standard"/>
      <text:p text:style-name="Standard">We select Java as an broadly representative exemplar as a mature, modern programming language with much to recommend it. Our criticisms typically apply very widely - to almost all popular programming languages – and should not be read as targeting any single programming language. </text:p>
      <text:p text:style-name="Standard"/>
      <text:h text:style-name="Heading_20_1" text:outline-level="1">Too Many Forms</text:h>
      <text:p text:style-name="Text_20_body">How many ways of looping should a programmer need to learn? It is a key aspect of imperative programming so perhaps there should be quite a few? Popular programming languages have converged on having several top level forms with a few variants. </text:p>
      <text:p text:style-name="Text_20_body">Java provides three forms for looping over data: <text:span text:style-name="T1">for</text:span>, <text:span text:style-name="T1">while</text:span> and <text:span text:style-name="T1">do</text:span>. The <text:span text:style-name="T1">for</text:span> form itself comes in two different flavours <text:span text:style-name="T1">for( </text:span><text:span text:style-name="T3">init</text:span><text:span text:style-name="T1">; </text:span><text:span text:style-name="T3">condition</text:span><text:span text:style-name="T1">; </text:span><text:span text:style-name="T3">step</text:span><text:span text:style-name="T1"> )</text:span> and <text:span text:style-name="T1">for(</text:span><text:span text:style-name="T3">var</text:span><text:span text:style-name="T1">:</text:span><text:span text:style-name="T3">data</text:span><text:span text:style-name="T1">)</text:span>. <text:span text:style-name="T4">These provide a few <text:s/>variations on the one-and-and-a-half times loop looking like this.</text:span></text:p>
      <text:p text:style-name="P1"><text:span text:style-name="T5">&lt;init&gt;</text:span><text:span text:style-name="T6">;<text:line-break/>for (;;) { <text:line-break/><text:tab/>&lt;</text:span><text:span text:style-name="T5">statements</text:span><text:span text:style-name="T7">1</text:span><text:span text:style-name="T5">&gt;</text:span><text:span text:style-name="T6"> <text:line-break/>if ( &lt;</text:span><text:span text:style-name="T5">test&gt; ) break;</text:span><text:span text:style-name="T6"><text:line-break/><text:tab/>&lt;</text:span><text:span text:style-name="T5">statements</text:span><text:span text:style-name="T7">2</text:span><text:span text:style-name="T5">&gt;</text:span><text:span text:style-name="T6"> <text:line-break/>}</text:span><text:span text:style-name="T4"> </text:span></text:p>
      <text:p text:style-name="Text_20_body">Experienced programmers are aware that the “unstructured” control forms <text:span text:style-name="T5">continue</text:span> and <text:span text:style-name="T5">break</text:span> are required to compose further variations on the looping theme.</text:p>
      <text:p text:style-name="Standard"/>
      <text:p text:style-name="Standard">To iterate over the elements of an array means committing this </text:p>
      <text:p text:style-name="Standard">"idiom" to memory</text:p>
      <text:p text:style-name="Standard"><text:tab/>for ( int i = 0; i &lt; array.length; i++ ) {</text:p>
      <text:p text:style-name="Standard"><text:tab/><text:tab/>final TYPE element = array[ i ];</text:p>
      <text:p text:style-name="Standard"><text:tab/><text:tab/>S;</text:p>
      <text:p text:style-name="Standard">        }</text:p>
      <text:p text:style-name="Standard">But what about iterating over the same array in reverse?  You need to </text:p>
      <text:p text:style-name="Standard">learn this.</text:p>
      <text:p text:style-name="Standard"><text:tab/>for ( int i = array.length - 1; i &lt;= 0; i-- ) {</text:p>
      <text:p text:style-name="Standard"><text:tab/><text:tab/>final TYPE element = array[ i ];</text:p>
      <text:p text:style-name="Standard"><text:tab/><text:tab/>S;</text:p>
      <text:p text:style-name="Standard"><text:tab/>}</text:p>
      <text:p text:style-name="Standard">Note the lack of symmetry.  Note how the compiler has to work quite </text:p>
      <text:p text:style-name="Standard">hard to determine that this is actually an iteration over the </text:p>
      <text:p text:style-name="Standard">elements of an array (it has to deduce that array is not changed in </text:p>
      <text:p text:style-name="Standard">S, that i is not changed in S, and that the JVM code actually has </text:p>
      <text:p text:style-name="Standard">this shape.)  As a result, you cannot be sure that the array index is </text:p>
      <text:p text:style-name="Standard">an index.</text:p>
      <text:p text:style-name="Standard"/>
      <text:p text:style-name="Standard">But on the other hand, having learnt these idioms surely you can </text:p>
      <text:p text:style-name="Standard">employ them for iterating over any data structure (as you sort of can </text:p>
      <text:p text:style-name="Standard">in C++).  No.  There is a completely different idiom for iterating </text:p>
      <text:p text:style-name="Standard">over a object.</text:p>
      <text:p text:style-name="Standard"><text:tab/>final Iterator it = obj.iterator();</text:p>
      <text:p text:style-name="Standard"><text:tab/>while ( it.hasNext() ) {</text:p>
      <text:p text:style-name="Standard"><text:soft-page-break/><text:tab/><text:tab/>final TYPE element = (TYPE)it.next();</text:p>
      <text:p text:style-name="Standard"><text:tab/><text:tab/>S;</text:p>
      <text:p text:style-name="Standard"><text:tab/>}</text:p>
      <text:p text:style-name="Standard">There is no satisfactory way to iterate over a collection in reverse. </text:p>
      <text:p text:style-name="Standard">If you have a List, you can generate a ListIterator and iterate in </text:p>
      <text:p text:style-name="Standard">either direction _provided_ you start the iteration from the front.</text:p>
      <text:p text:style-name="Standard"/>
      <text:p text:style-name="Standard">To combine these two types of iterations is best done through the for loop.</text:p>
      <text:p text:style-name="Standard"><text:tab/>final Iterator it = obj.iterator();</text:p>
      <text:p text:style-name="Standard"><text:tab/>for ( int i = 0; i &lt; array.length &amp;&amp; it.hasNext(); i++ ) {</text:p>
      <text:p text:style-name="Standard"><text:tab/><text:tab/>final TYPE1 element1 = (TYPE1) it.next();</text:p>
      <text:p text:style-name="Standard"><text:tab/><text:tab/>final TYPE2 element2 = array[ i ];</text:p>
      <text:p text:style-name="Standard"><text:tab/><text:tab/>S;</text:p>
      <text:p text:style-name="Standard"><text:tab/>}</text:p>
      <text:p text:style-name="Standard"/>
      <text:p text:style-name="Standard">It's a mess but, on the other hand, there's nothing else to learn. </text:p>
      <text:p text:style-name="Standard">Oh, I forgot.  Not all of the data types have been updated to the new </text:p>
      <text:p text:style-name="Standard">Iterator interface.  StringTokenizer only implements the old </text:p>
      <text:p text:style-name="Standard">Enumeration interface.  The idiom for that is</text:p>
      <text:p text:style-name="Standard"><text:tab/>final Enumerator en = obj.enumeration();</text:p>
      <text:p text:style-name="Standard"><text:tab/>while ( it.hasMoreElements() ) {</text:p>
      <text:p text:style-name="Standard"><text:tab/><text:tab/>final TYPE element = (TYPE)it.hasNext();</text:p>
      <text:p text:style-name="Standard"><text:tab/><text:tab/>S;</text:p>
      <text:p text:style-name="Standard"><text:tab/>}</text:p>
      <text:p text:style-name="Standard"/>
      <text:p text:style-name="Standard">Combining the three types of iteration should be fairly easy, now </text:p>
      <text:p text:style-name="Standard">we're getting the hang of this high level language.</text:p>
      <text:p text:style-name="Standard"><text:tab/>final Enumeration en = obj1.enumeration();</text:p>
      <text:p text:style-name="Standard"><text:tab/>final Iterator it = obj2.iterator();</text:p>
      <text:p text:style-name="Standard"><text:tab/>for (</text:p>
      <text:p text:style-name="Standard"><text:tab/><text:tab/>int i = 0;</text:p>
      <text:p text:style-name="Standard"><text:tab/><text:tab/>i &lt; array.length &amp;&amp;</text:p>
      <text:p text:style-name="Standard"><text:tab/><text:tab/>it.hasNext() &amp;&amp;</text:p>
      <text:p text:style-name="Standard"><text:tab/><text:tab/>it.hasMoreElements();</text:p>
      <text:p text:style-name="Standard"><text:tab/><text:tab/>i++</text:p>
      <text:p text:style-name="Standard"><text:tab/>) {</text:p>
      <text:p text:style-name="Standard"><text:tab/><text:tab/>final TYPE1 element1 = (TYPE1)it.hasNext();</text:p>
      <text:p text:style-name="Standard"><text:tab/><text:tab/>final TYPE1 element2 = (TYPE2) it.next();</text:p>
      <text:p text:style-name="Standard"><text:tab/><text:tab/>final TYPE2 element3 = array[ i ];</text:p>
      <text:p text:style-name="Standard"><text:tab/><text:tab/>S;</text:p>
      <text:p text:style-name="Standard"><text:tab/>}</text:p>
      <text:p text:style-name="Standard"/>
      <text:p text:style-name="Standard">So, all you have to do is learn the above example and you have got </text:p>
      <text:p text:style-name="Standard">the hang of iterating in Java.  Gruesome but not rocket science.</text:p>
      <text:p text:style-name="Standard"/>
      <text:p text:style-name="Standard">Did I mention StringBuffers?  No?  Silly me!  Of course StringBuffer </text:p>
      <text:p text:style-name="Standard">is different.  StringBuffer is a special purpose class so the way you </text:p>
      <text:p text:style-name="Standard">iterate over that is, well, errr, special.  StringBuffer doesn't </text:p>
      <text:p text:style-name="Standard">implement Enumeration, Iterator, and isn't an array.  The way you do </text:p>
      <text:p text:style-name="Standard">it is almost but not quite the same as array iteration - you just </text:p>
      <text:p text:style-name="Standard">have to remember that StringBuffer.length is a method, not an </text:p>
      <text:p text:style-name="Standard">instance variable.  Ready?</text:p>
      <text:p text:style-name="Standard"><text:tab/>for ( int i = 0; i &lt; sbuffer.length(); i++ ) {</text:p>
      <text:p text:style-name="Standard"><text:tab/><text:tab/>final char ch = sbuffer.charAt( i );</text:p>
      <text:p text:style-name="Standard"><text:tab/><text:tab/>S;</text:p>
      <text:p text:style-name="Standard"><text:tab/>}</text:p>
      <text:p text:style-name="Standard">And put the iteration idioms together ...</text:p>
      <text:p text:style-name="Standard"><text:tab/>final Enumeration en = obj1.enumeration();</text:p>
      <text:p text:style-name="Standard"><text:tab/>final Iterator it = obj2.iterator();</text:p>
      <text:p text:style-name="Standard"><text:soft-page-break/><text:tab/>for (</text:p>
      <text:p text:style-name="Standard"><text:tab/><text:tab/>int i = 0;</text:p>
      <text:p text:style-name="Standard"><text:tab/><text:tab/>i &lt; array.length &amp;&amp;</text:p>
      <text:p text:style-name="Standard"><text:tab/><text:tab/>i &lt; sbuffer.length() &amp;&amp;</text:p>
      <text:p text:style-name="Standard"><text:tab/><text:tab/>it.hasNext() &amp;&amp;</text:p>
      <text:p text:style-name="Standard"><text:tab/><text:tab/>it.hasMoreElements();</text:p>
      <text:p text:style-name="Standard"><text:tab/><text:tab/>i++</text:p>
      <text:p text:style-name="Standard"><text:tab/>) {</text:p>
      <text:p text:style-name="Standard"><text:tab/><text:tab/>final TYPE1 element1 = (TYPE1)it.hasNext();</text:p>
      <text:p text:style-name="Standard"><text:tab/><text:tab/>final TYPE1 element2 = (TYPE2) it.next();</text:p>
      <text:p text:style-name="Standard"><text:tab/><text:tab/>final TYPE2 element3 = array[ i ];</text:p>
      <text:p text:style-name="Standard"><text:tab/><text:tab/>final char ch = sbuffer.charAt( i );</text:p>
      <text:p text:style-name="Standard"><text:tab/><text:tab/>S;</text:p>
      <text:p text:style-name="Standard"><text:tab/>}</text:p>
      <text:p text:style-name="Standard"/>
      <text:p text:style-name="Standard">OK, OK, OK, let's stop the striptease.  There are a lot of other daft </text:p>
      <text:p text:style-name="Standard">variations on iteration.  The java.util.Random iteration looks like </text:p>
      <text:p text:style-name="Standard">this ...</text:p>
      <text:p text:style-name="Standard"><text:tab/>final Random random = Random();</text:p>
      <text:p text:style-name="Standard"><text:tab/>do {</text:p>
      <text:p text:style-name="Standard"><text:tab/><text:tab/>final boolean bit = random.nextBoolean();</text:p>
      <text:p text:style-name="Standard"><text:tab/>} while( true );</text:p>
      <text:p text:style-name="Standard">The java.util.StringTokenizer is one of the "old-fashioned" </text:p>
      <text:p text:style-name="Standard">java.util.Enumeration that haven't been converted to </text:p>
      <text:p text:style-name="Standard">java.util.Iterator.  But _no_ serious Java programmer would use the </text:p>
      <text:p text:style-name="Standard">enumeration interface.  They would use the StringTokenizer iteration </text:p>
      <text:p text:style-name="Standard">idiom which looks like this</text:p>
      <text:p text:style-name="Standard"><text:tab/>final StringTokenizer toks = new StringTokenizer( str, delim );</text:p>
      <text:p text:style-name="Standard"><text:tab/>while ( toks.hasMoreElements() ) {</text:p>
      <text:p text:style-name="Standard"><text:tab/><text:tab/>final String tok = toks.nextToken();</text:p>
      <text:p text:style-name="Standard"><text:tab/><text:tab/>S;</text:p>
      <text:p text:style-name="Standard"><text:tab/>}</text:p>
      <text:p text:style-name="Standard">Iterating over a range of java.lang.Integer looks like this</text:p>
      <text:p text:style-name="Standard"><text:tab/>for ( int i = lo.intValue(); i &lt; hi.intValue(); i++ ) {</text:p>
      <text:p text:style-name="Standard"><text:tab/><text:tab/>final Integer j = new Integer( i );</text:p>
      <text:p text:style-name="Standard"><text:tab/><text:tab/>S</text:p>
      <text:p text:style-name="Standard"><text:tab/>}</text:p>
      <text:p text:style-name="Standard">But iterating over a range of java.math.BigInteger looks like this</text:p>
      <text:p text:style-name="Standard"><text:tab/>for (</text:p>
      <text:p text:style-name="Standard"><text:tab/><text:tab/>BigInteger i = lo;</text:p>
      <text:p text:style-name="Standard"><text:tab/><text:tab/>i.compareTo( hi ) &lt; 0;</text:p>
      <text:p text:style-name="Standard"><text:tab/><text:tab/>i = i.add( java.math.BigInteger.ONE )</text:p>
      <text:p text:style-name="Standard"><text:tab/>) S</text:p>
      <text:p text:style-name="Standard">But iterating over a range of java.math.BigDecimal looks a little </text:p>
      <text:p text:style-name="Standard">different (surprise!) because you don't create constants the same way</text:p>
      <text:p text:style-name="Standard"><text:tab/>final BigDecimal one = new BigDecimal( java.math.BigInteger.ONE );</text:p>
      <text:p text:style-name="Standard"><text:tab/>for (</text:p>
      <text:p text:style-name="Standard"><text:tab/><text:tab/>BigDecimal i = lo;</text:p>
      <text:p text:style-name="Standard"><text:tab/><text:tab/>i.compareTo( hi ) &lt; 0;</text:p>
      <text:p text:style-name="Standard"><text:tab/><text:tab/>i = i.add( one )</text:p>
      <text:p text:style-name="Standard"><text:tab/>) S</text:p>
      <text:p text:style-name="Standard">And I almost forgot StreamTokenizer</text:p>
      <text:p text:style-name="Standard"><text:tab/>final StreamTokenizer stok = new StreamTokenizer( reader );</text:p>
      <text:p text:style-name="Standard"><text:tab/>int stok_type;</text:p>
      <text:p text:style-name="Standard"><text:tab/>while ( (stok_type = stok.next()) != java.io.StreamTokenizer.TT_EOF ) {</text:p>
      <text:p text:style-name="Standard"><text:tab/><text:tab/>S</text:p>
      <text:p text:style-name="Standard"><text:tab/>}</text:p>
      <text:p text:style-name="Standard"/>
      <text:p text:style-name="Standard">There are probably dozens of others - but who cares.  The bottom line </text:p>
      <text:p text:style-name="Standard"><text:soft-page-break/>is that there is no unified concept of data structure iteration and </text:p>
      <text:p text:style-name="Standard">there is a proliferation of idioms that implies Java programming is </text:p>
      <text:p text:style-name="Standard">for experts only.</text:p>
      <text:p text:style-name="Standard"/>
      <text:p text:style-name="Standard">Our running example looks like this</text:p>
      <text:p text:style-name="Standard"><text:tab/>final StreamTokenizer stok = new StreamTokenizer( reader );</text:p>
      <text:p text:style-name="Standard"><text:tab/>int stok_type;</text:p>
      <text:p text:style-name="Standard"><text:tab/>final StringTokenizer toks = new StringTokenizer( str, delim );</text:p>
      <text:p text:style-name="Standard"><text:tab/>final Random random = Random();</text:p>
      <text:p text:style-name="Standard"><text:tab/>final Enumeration en = obj1.enumeration();</text:p>
      <text:p text:style-name="Standard"><text:tab/>final Iterator it = obj2.iterator();</text:p>
      <text:p text:style-name="Standard"><text:tab/>BigInteger bi = loBigInt;</text:p>
      <text:p text:style-name="Standard"><text:tab/>for (</text:p>
      <text:p text:style-name="Standard"><text:tab/><text:tab/>int i = 0;</text:p>
      <text:p text:style-name="Standard"><text:tab/><text:tab/>i &lt; array.length &amp;&amp;</text:p>
      <text:p text:style-name="Standard"><text:tab/><text:tab/>i &lt; sbuffer.length() &amp;&amp;</text:p>
      <text:p text:style-name="Standard"><text:tab/><text:tab/>it.hasNext() &amp;&amp;</text:p>
      <text:p text:style-name="Standard"><text:tab/><text:tab/>it.hasMoreElements() &amp;&amp;</text:p>
      <text:p text:style-name="Standard"><text:tab/><text:tab/>toks.hasMoreElements() &amp;&amp;</text:p>
      <text:p text:style-name="Standard"><text:tab/><text:tab/>bi.compareTo( hiBigInt ) &amp;&amp;</text:p>
      <text:p text:style-name="Standard"><text:tab/><text:tab/>(stok_type = stok.next()) != java.io.StreamTokenizer.TT_EOF;</text:p>
      <text:p text:style-name="Standard"><text:tab/><text:tab/>i++,</text:p>
      <text:p text:style-name="Standard"><text:tab/><text:tab/>bi = bi.add( java.math.BigInteger.ONE )</text:p>
      <text:p text:style-name="Standard"><text:tab/>) {</text:p>
      <text:p text:style-name="Standard"><text:tab/><text:tab/>final TYPE1 element1 = (TYPE1)it.hasNext();</text:p>
      <text:p text:style-name="Standard"><text:tab/><text:tab/>final TYPE1 element2 = (TYPE2) it.next();</text:p>
      <text:p text:style-name="Standard"><text:tab/><text:tab/>final TYPE2 element3 = array[ i ];</text:p>
      <text:p text:style-name="Standard"><text:tab/><text:tab/>final char ch = sbuffer.charAt( i );</text:p>
      <text:p text:style-name="Standard"><text:tab/><text:tab/>final boolean bit = random.nextBoolean();</text:p>
      <text:p text:style-name="Standard"><text:tab/><text:tab/>final String tok = toks.nextToken();</text:p>
      <text:p text:style-name="Standard"><text:tab/><text:tab/>S</text:p>
      <text:p text:style-name="Standard"><text:tab/>}</text:p>
      <text:p text:style-name="Standard"/>
      <text:p text:style-name="Standard">And now we turn our attention to the next important type of </text:p>
      <text:p text:style-name="Standard">iteration.  Iterating over map-like structures.  Here is the key </text:p>
      <text:p text:style-name="Standard">idiom - iterating over java.util.Map.</text:p>
      <text:p text:style-name="Standard"><text:tab/>final Iterator it = map.iterator();</text:p>
      <text:p text:style-name="Standard"><text:tab/>while ( it.hasNext() ) {</text:p>
      <text:p text:style-name="Standard"><text:tab/><text:tab/>final Map.Entry maplet = (Map.Entry)it.next();</text:p>
      <text:p text:style-name="Standard"><text:tab/><text:tab/>final KEYTYPE key = (KEYTYPE)maplet.getKey();</text:p>
      <text:p text:style-name="Standard"><text:tab/><text:tab/>final VALTYPE val = (VALTYPE)maplet.getValue();</text:p>
      <text:p text:style-name="Standard"><text:tab/><text:tab/>S</text:p>
      <text:p text:style-name="Standard"><text:tab/>}</text:p>
      <text:p text:style-name="Standard">Real-life Java programming gets one _very_ familiar with this idiom, </text:p>
      <text:p text:style-name="Standard">I must say.</text:p>
      <text:p text:style-name="Standard"/>
      <text:p text:style-name="Standard">Not a very difficult idiom to commit to memory, one has to concede. </text:p>
      <text:p text:style-name="Standard">But this won't work with the important java.util.Properties datatype </text:p>
      <text:p text:style-name="Standard">because it is a Hashtable and not a map.  You need to use this idiom.</text:p>
      <text:p text:style-name="Standard"><text:tab/>final Enumeration keys = prop.keys();</text:p>
      <text:p text:style-name="Standard"><text:tab/>while ( keys.hasMoreElements() ) {</text:p>
      <text:p text:style-name="Standard"><text:tab/><text:tab/>final KEYTYPE key = (KEYTYPE)keys.nextElement();</text:p>
      <text:p text:style-name="Standard"><text:tab/><text:tab/>final VALTYPE val = (VALTYPE)prop.get( key );</text:p>
      <text:p text:style-name="Standard"><text:tab/><text:tab/>S</text:p>
      <text:p text:style-name="Standard"><text:tab/>}</text:p>
      <text:p text:style-name="Standard">Beginners might be tempted to get both Enumerations for the keys and </text:p>
      <text:p text:style-name="Standard">values of the prop but they are not guaranteed to be synchronized. </text:p>
      <text:p text:style-name="Standard">It is extremely likely that it will work in practice - so you need to </text:p>
      <text:p text:style-name="Standard">remember it.</text:p>
      <text:p text:style-name="Standard"><text:soft-page-break/></text:p>
      <text:p text:style-name="Standard">You _might_ have thought that iterating over a file system would </text:p>
      <text:p text:style-name="Standard">employ Map iteration idioms.  But, by this stage, we've got the </text:p>
      <text:p text:style-name="Standard">picture.</text:p>
      <text:p text:style-name="Standard"/>
      <text:p text:style-name="Standard">-- </text:p>
      <text:p text:style-name="Standard">Stev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Verdana" svg:font-family="Verdana"/>
    <style:font-face style:name="Courier" svg:font-family="Courier" style:font-family-generic="modern" style:font-pitch="fixed"/>
    <style:font-face style:name="Monaco" svg:font-family="Monaco"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Verdana" style:font-name-complex="Lucida Sans1"/>
    </style:style>
    <style:style style:name="Caption" style:family="paragraph" style:parent-style-name="Standard" style:class="extra">
      <style:paragraph-properties fo:margin-top="0.212cm" fo:margin-bottom="0.212cm" text:number-lines="false" text:line-number="0"/>
      <style:text-properties style:font-name="Verdana"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phen Leach</meta:initial-creator>
    <meta:creation-date>2010-08-31T13:28:23</meta:creation-date>
    <dc:date>2010-08-31T14:13:06</dc:date>
    <dc:creator>Stephen Leach</dc:creator>
    <meta:editing-duration>PT00H07M55S</meta:editing-duration>
    <meta:editing-cycles>4</meta:editing-cycles>
    <meta:generator>OpenOffice.org/3.2$Unix OpenOffice.org_project/320m18$Build-9502</meta:generator>
    <meta:document-statistic meta:table-count="0" meta:image-count="0" meta:object-count="0" meta:page-count="5" meta:paragraph-count="205" meta:word-count="1382" meta:character-count="8320"/>
  </office:meta>
</office:document-meta>
</file>